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style:style>
    <style:style style:name="P2" style:family="paragraph" style:parent-style-name="Standard">
      <style:text-properties style:font-name="Liberation Mono" fo:font-weight="bold" style:font-weight-asian="bold" style:font-weight-complex="bold"/>
    </style:style>
    <style:style style:name="P3" style:family="paragraph" style:parent-style-name="Standard">
      <style:text-properties style:font-name="Liberation Mono" officeooo:rsid="002cddb1" officeooo:paragraph-rsid="002cddb1"/>
    </style:style>
    <style:style style:name="P4" style:family="paragraph" style:parent-style-name="Standard">
      <style:text-properties style:font-name="Liberation Mono" fo:font-weight="bold" officeooo:rsid="002cddb1" officeooo:paragraph-rsid="002cddb1" style:font-weight-asian="bold" style:font-weight-complex="bold"/>
    </style:style>
    <style:style style:name="P5" style:family="paragraph" style:parent-style-name="Standard">
      <style:text-properties style:font-name="Liberation Mono" officeooo:rsid="002e58b6" officeooo:paragraph-rsid="002e58b6"/>
    </style:style>
    <style:style style:name="P6" style:family="paragraph" style:parent-style-name="Standard">
      <style:paragraph-properties style:border-line-width-bottom="0.03cm 0.03cm 0.03cm" fo:padding="0.074cm" fo:border-left="none" fo:border-right="none" fo:border-top="none" fo:border-bottom="2.49pt double #000000" style:join-border="false"/>
      <style:text-properties style:font-name="Liberation Mono" officeooo:rsid="002cddb1"/>
    </style:style>
    <style:style style:name="P7" style:family="paragraph" style:parent-style-name="Standard">
      <style:paragraph-properties style:border-line-width-bottom="0.03cm 0.03cm 0.03cm" fo:padding="0.074cm" fo:border-left="none" fo:border-right="none" fo:border-top="none" fo:border-bottom="2.49pt double #000000" style:join-border="false"/>
      <style:text-properties style:font-name="Liberation Mono" fo:font-weight="bold" officeooo:rsid="002cddb1" officeooo:paragraph-rsid="002cddb1" style:font-weight-asian="bold" style:font-weight-complex="bold"/>
    </style:style>
    <style:style style:name="P8" style:family="paragraph" style:parent-style-name="Standard">
      <style:paragraph-properties fo:text-align="center" style:justify-single-word="false" style:border-line-width-bottom="0.03cm 0.03cm 0.03cm" fo:padding="0.074cm" fo:border-left="none" fo:border-right="none" fo:border-top="none" fo:border-bottom="2.49pt double #000000" style:join-border="false"/>
      <style:text-properties style:font-name="Liberation Mono"/>
    </style:style>
    <style:style style:name="P9" style:family="paragraph" style:parent-style-name="Standard">
      <style:paragraph-properties style:border-line-width-bottom="0.03cm 0.03cm 0.03cm" fo:padding="0.074cm" fo:border-left="none" fo:border-right="none" fo:border-top="none" fo:border-bottom="2.49pt double #000000" style:join-border="false"/>
      <style:text-properties style:font-name="Liberation Mono" officeooo:rsid="002e58b6"/>
    </style:style>
    <style:style style:name="T1" style:family="text">
      <style:text-properties officeooo:rsid="001859d5"/>
    </style:style>
    <style:style style:name="T2" style:family="text">
      <style:text-properties fo:font-weight="bold" style:font-weight-asian="bold" style:font-weight-complex="bold"/>
    </style:style>
    <style:style style:name="T3" style:family="text">
      <style:text-properties fo:font-weight="bold" officeooo:rsid="001a0b21" style:font-weight-asian="bold" style:font-weight-complex="bold"/>
    </style:style>
    <style:style style:name="T4" style:family="text">
      <style:text-properties fo:color="#cc7832"/>
    </style:style>
    <style:style style:name="T5" style:family="text">
      <style:text-properties fo:color="#cc7832" fo:font-weight="bold"/>
    </style:style>
    <style:style style:name="T6" style:family="text">
      <style:text-properties fo:color="#cc7832" fo:font-size="9pt"/>
    </style:style>
    <style:style style:name="T7" style:family="text">
      <style:text-properties fo:color="#cc7832" fo:font-size="9pt" fo:font-weight="bold"/>
    </style:style>
    <style:style style:name="T8" style:family="text">
      <style:text-properties fo:color="#6a8759"/>
    </style:style>
    <style:style style:name="T9" style:family="text">
      <style:text-properties fo:color="#6a8759" fo:font-size="9pt"/>
    </style:style>
    <style:style style:name="T10" style:family="text">
      <style:text-properties fo:color="#a9b7c6" fo:font-size="9pt"/>
    </style:style>
    <style:style style:name="T11" style:family="text">
      <style:text-properties fo:color="#a9b7c6" fo:font-size="9pt" fo:font-weight="bold" officeooo:rsid="0018b353" style:font-size-asian="12pt" style:font-weight-asian="bold" style:font-weight-complex="bold"/>
    </style:style>
    <style:style style:name="T12" style:family="text">
      <style:text-properties fo:color="#a9b7c6" fo:font-size="9pt" officeooo:rsid="0018b353"/>
    </style:style>
    <style:style style:name="T13" style:family="text">
      <style:text-properties officeooo:rsid="0018b353"/>
    </style:style>
    <style:style style:name="T14" style:family="text">
      <style:text-properties fo:color="#808080"/>
    </style:style>
    <style:style style:name="T15" style:family="text">
      <style:text-properties fo:color="#808080" fo:font-size="9pt"/>
    </style:style>
    <style:style style:name="T16" style:family="text">
      <style:text-properties officeooo:rsid="0009590f"/>
    </style:style>
    <style:style style:name="T17" style:family="text">
      <style:text-properties fo:font-weight="normal" style:font-weight-asian="normal" style:font-weight-complex="normal"/>
    </style:style>
    <style:style style:name="T18" style:family="text">
      <style:text-properties fo:font-weight="normal" officeooo:rsid="0000e233" style:font-weight-asian="normal" style:font-weight-complex="normal"/>
    </style:style>
    <style:style style:name="T19" style:family="text">
      <style:text-properties fo:font-weight="normal" officeooo:rsid="00077c45" style:font-weight-asian="normal" style:font-weight-complex="normal"/>
    </style:style>
    <style:style style:name="T20" style:family="text">
      <style:text-properties fo:font-weight="normal" officeooo:rsid="0006bfa2" style:font-weight-asian="normal" style:font-weight-complex="normal"/>
    </style:style>
    <style:style style:name="T21" style:family="text">
      <style:text-properties fo:font-weight="normal" officeooo:rsid="00042429" style:font-weight-asian="normal" style:font-weight-complex="normal"/>
    </style:style>
    <style:style style:name="T22" style:family="text">
      <style:text-properties officeooo:rsid="001bd52e"/>
    </style:style>
    <style:style style:name="T23" style:family="text">
      <style:text-properties officeooo:rsid="00042429"/>
    </style:style>
    <style:style style:name="T24" style:family="text">
      <style:text-properties officeooo:rsid="002471e5"/>
    </style:style>
    <style:style style:name="T25" style:family="text">
      <style:text-properties fo:font-size="12pt" style:font-size-asian="10.5pt" style:font-size-complex="12pt"/>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25ddc7" style:font-size-asian="10.5pt" style:font-weight-asian="normal" style:font-size-complex="12pt" style:font-weight-complex="normal"/>
    </style:style>
    <style:style style:name="T28" style:family="text">
      <style:text-properties officeooo:rsid="0029a66f"/>
    </style:style>
    <style:style style:name="T29" style:family="text">
      <style:text-properties style:font-name="Liberation Mono" fo:font-size="12pt" style:text-underline-style="none" fo:font-weight="bold" officeooo:rsid="002b8515" style:font-size-asian="10.5pt" style:font-weight-asian="bold" style:font-size-complex="12pt" style:font-weight-complex="bold"/>
    </style:style>
    <style:style style:name="T30" style:family="text">
      <style:text-properties style:font-name="Liberation Mono" fo:font-size="12pt" style:font-size-asian="10.5pt" style:font-size-complex="12pt"/>
    </style:style>
    <style:style style:name="T31" style:family="text">
      <style:text-properties style:font-name="Liberation Mono" fo:font-size="12pt" fo:font-weight="normal" style:font-size-asian="10.5pt" style:font-weight-asian="normal" style:font-size-complex="12pt" style:font-weight-complex="normal"/>
    </style:style>
    <style:style style:name="T32" style:family="text">
      <style:text-properties style:font-name="Liberation Mono" fo:font-size="12pt" fo:font-weight="normal" officeooo:rsid="0025ddc7" style:font-size-asian="10.5pt" style:font-weight-asian="normal" style:font-size-complex="12pt" style:font-weight-complex="normal"/>
    </style:style>
    <style:style style:name="T33" style:family="text">
      <style:text-properties style:font-name="Liberation Mono" fo:font-size="12pt" fo:font-weight="bold" officeooo:rsid="0025ddc7" style:font-size-asian="10.5pt" style:font-weight-asian="bold" style:font-size-complex="12pt" style:font-weight-complex="bold"/>
    </style:style>
    <style:style style:name="T34" style:family="text">
      <style:text-properties style:font-name="Liberation Mono" fo:font-weight="bold" style:font-weight-asian="bold" style:font-weight-complex="bold"/>
    </style:style>
    <style:style style:name="T35" style:family="text">
      <style:text-properties style:font-name="Liberation Mono" fo:font-weight="normal" style:font-weight-asian="normal" style:font-weight-complex="normal"/>
    </style:style>
    <style:style style:name="T36" style:family="text">
      <style:text-properties style:font-name="Liberation Mono" fo:font-weight="normal" officeooo:rsid="0006bfa2" style:font-weight-asian="normal" style:font-weight-complex="normal"/>
    </style:style>
    <style:style style:name="T37" style:family="text">
      <style:text-properties fo:font-size="9pt"/>
    </style:style>
    <style:style style:name="T38" style:family="text">
      <style:text-properties fo:font-size="28pt" fo:font-weight="bold" style:font-size-asian="28pt" style:font-weight-asian="bold" style:font-size-complex="28pt" style:font-weight-complex="bold"/>
    </style:style>
    <style:style style:name="T39" style:family="text">
      <style:text-properties officeooo:rsid="0030197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38">Dockerize a django application</text:span></text:p>
      <text:p text:style-name="P5"/>
      <text:p text:style-name="P1"/>
      <text:p text:style-name="P1">After successfully installing docker and docker-compose in your computer you can dockerize a django application.</text:p>
      <text:p text:style-name="P1"/>
      <text:p text:style-name="P1">First you have to <text:span text:style-name="T1">create two files. </text:span></text:p>
      <text:p text:style-name="P1">1. <text:bookmark-start text:name="__DdeLink__1099_632234802"/>Dockerfile<text:bookmark-end text:name="__DdeLink__1099_632234802"/> (txt file without .txt extention)</text:p>
      <text:p text:style-name="P1">2. docker-compose.yml</text:p>
      <text:p text:style-name="P9"/>
      <text:p text:style-name="P5"/>
      <text:p text:style-name="P1"/>
      <text:p text:style-name="P1">Inside <text:span text:style-name="T2">Dockerfile</text:span>:</text:p>
      <text:p text:style-name="P1"/>
      <text:p text:style-name="P1"><text:bookmark-start text:name="__DdeLink__1101_632234802"/>FROM python:3.5</text:p>
      <text:p text:style-name="P1">ENV PYTHONUNBUFFERED 1</text:p>
      <text:p text:style-name="P1">RUN mkdir /application</text:p>
      <text:p text:style-name="P1">RUN mkdir /mysql</text:p>
      <text:p text:style-name="P1">WORKDIR "/application"</text:p>
      <text:p text:style-name="P1"># Install python mysql client</text:p>
      <text:p text:style-name="P1">RUN apt-get update \</text:p>
      <text:p text:style-name="P1"><text:s text:c="4"/><text:span text:style-name="T37">&amp;&amp; apt-get -y install apt-utils \</text:span></text:p>
      <text:p text:style-name="P1"><text:s text:c="4"/><text:span text:style-name="T37">&amp;&amp; apt-get clean; rm -rf /var/lib/apt/lists/* /tmp/* /var/tmp/* /usr/share/doc/*</text:span></text:p>
      <text:p text:style-name="P1">ADD requirements.txt /application/</text:p>
      <text:p text:style-name="P1">RUN pip install --upgrade pip</text:p>
      <text:p text:style-name="P1">RUN pip install -r requirements.txt<text:bookmark-end text:name="__DdeLink__1101_632234802"/></text:p>
      <text:p text:style-name="P1">** <text:span text:style-name="T13">Don’t forget to include “</text:span><text:span text:style-name="T11">FROM python:3.5</text:span><text:span text:style-name="T13">”</text:span></text:p>
      <text:p text:style-name="P9"/>
      <text:p text:style-name="P5"/>
      <text:p text:style-name="P1"/>
      <text:p text:style-name="P1">Inside <text:bookmark-start text:name="__DdeLink__1103_632234802"/><text:span text:style-name="T2">docker-compose.yml</text:span><text:bookmark-end text:name="__DdeLink__1103_632234802"/>:</text:p>
      <text:p text:style-name="P1"/>
      <text:p text:style-name="P1"><text:span text:style-name="T5">version</text:span>: <text:span text:style-name="T8">"3"</text:span></text:p>
      <text:p text:style-name="P1"><text:span text:style-name="T5">volumes</text:span>:</text:p>
      <text:p text:style-name="P1"><text:s text:c="4"/><text:span text:style-name="T7">mysql-data</text:span><text:span text:style-name="T37">:</text:span></text:p>
      <text:p text:style-name="P1"><text:s text:c="4"/><text:span text:style-name="T7">pgdata</text:span><text:span text:style-name="T37">:</text:span></text:p>
      <text:p text:style-name="P1"><text:span text:style-name="T5">services</text:span>:</text:p>
      <text:p text:style-name="P1"><text:s text:c="2"/><text:span text:style-name="T7">postgres</text:span><text:span text:style-name="T37">:</text:span></text:p>
      <text:p text:style-name="P1"><text:s text:c="4"/><text:span text:style-name="T7">container_name</text:span><text:span text:style-name="T37">: docker_demo-postgres</text:span></text:p>
      <text:p text:style-name="P1"><text:s text:c="4"/><text:span text:style-name="T7">image</text:span><text:span text:style-name="T37">: </text:span><text:span text:style-name="T9">'postgres:9.5'</text:span></text:p>
      <text:p text:style-name="P1"><text:span text:style-name="T8"><text:s text:c="4"/></text:span><text:span text:style-name="T7">volumes</text:span><text:span text:style-name="T37">:</text:span></text:p>
      <text:p text:style-name="P1"><text:s text:c="6"/><text:span text:style-name="T37">- pgdata:/var/lib/postgresql/data/</text:span></text:p>
      <text:p text:style-name="P1"><text:s text:c="4"/><text:span text:style-name="T7">ports</text:span><text:span text:style-name="T37">:</text:span></text:p>
      <text:p text:style-name="P1"><text:s text:c="6"/><text:span text:style-name="T37">- </text:span><text:span text:style-name="T9">"127.0.0.1:5433:5432"</text:span></text:p>
      <text:p text:style-name="P1"><text:span text:style-name="T8"><text:s text:c="4"/></text:span><text:span text:style-name="T7">environment</text:span><text:span text:style-name="T37">:</text:span></text:p>
      <text:p text:style-name="P1"><text:s text:c="6"/><text:span text:style-name="T7">POSTGRES_DB</text:span><text:span text:style-name="T37">: test_db</text:span></text:p>
      <text:p text:style-name="P1"><text:s text:c="6"/><text:span text:style-name="T7">POSTGRES_USER</text:span><text:span text:style-name="T37">: admin</text:span></text:p>
      <text:p text:style-name="P1"><text:s text:c="6"/><text:span text:style-name="T7">POSTGRES_PASSWORD</text:span><text:span text:style-name="T37">: admin#123</text:span></text:p>
      <text:p text:style-name="P1"><text:soft-page-break/><text:s text:c="4"/><text:span text:style-name="T7">restart</text:span><text:span text:style-name="T37">: unless-stopped</text:span></text:p>
      <text:p text:style-name="P1"><text:s text:c="2"/><text:span text:style-name="T7">mysql</text:span><text:span text:style-name="T37">:</text:span></text:p>
      <text:p text:style-name="P1"><text:s text:c="4"/><text:span text:style-name="T7">image</text:span><text:span text:style-name="T37">: mysql:5.7</text:span></text:p>
      <text:p text:style-name="P1"><text:s text:c="4"/><text:span text:style-name="T7">container_name</text:span><text:span text:style-name="T37">: docker_demo-mysql</text:span></text:p>
      <text:p text:style-name="P1"><text:s text:c="4"/><text:span text:style-name="T7">working_dir</text:span><text:span text:style-name="T37">: /mysql</text:span></text:p>
      <text:p text:style-name="P1"><text:s text:c="4"/><text:span text:style-name="T7">volumes</text:span><text:span text:style-name="T37">:</text:span></text:p>
      <text:p text:style-name="P1"><text:s text:c="6"/><text:span text:style-name="T37">- mysql-data:/mysql</text:span></text:p>
      <text:p text:style-name="P1"><text:s text:c="4"/><text:span text:style-name="T7">environment</text:span><text:span text:style-name="T37">:</text:span></text:p>
      <text:p text:style-name="P1"><text:s text:c="6"/><text:span text:style-name="T37">- MYSQL_ROOT_PASSWORD=root</text:span></text:p>
      <text:p text:style-name="P1"><text:s text:c="6"/><text:span text:style-name="T37">- MYSQL_DATABASE=dockerdb</text:span></text:p>
      <text:p text:style-name="P1"><text:s text:c="6"/><text:span text:style-name="T37">- MYSQL_USER=root</text:span></text:p>
      <text:p text:style-name="P1"><text:s text:c="4"/><text:span text:style-name="T7">ports</text:span><text:span text:style-name="T37">:</text:span></text:p>
      <text:p text:style-name="P1"><text:s text:c="6"/><text:span text:style-name="T37">- </text:span><text:span text:style-name="T9">"8306:3306"</text:span></text:p>
      <text:p text:style-name="P1"><text:span text:style-name="T8"><text:s text:c="2"/></text:span><text:span text:style-name="T7">django</text:span><text:span text:style-name="T37">:</text:span></text:p>
      <text:p text:style-name="P1"><text:s text:c="4"/><text:span text:style-name="T7">build</text:span><text:span text:style-name="T37">: ./</text:span></text:p>
      <text:p text:style-name="P1"><text:s text:c="4"/><text:span text:style-name="T7">container_name</text:span><text:span text:style-name="T37">: docker_demo-django</text:span></text:p>
      <text:p text:style-name="P1"><text:s text:c="4"/><text:span text:style-name="T7">command</text:span><text:span text:style-name="T37">: python3 manage.py runserver 0.0.0.0:8000</text:span></text:p>
      <text:p text:style-name="P1"><text:s text:c="4"/><text:span text:style-name="T7">volumes</text:span><text:span text:style-name="T37">:</text:span></text:p>
      <text:p text:style-name="P1"><text:s text:c="6"/><text:span text:style-name="T37">- .:/application</text:span></text:p>
      <text:p text:style-name="P1"><text:s text:c="4"/><text:span text:style-name="T7">ports</text:span><text:span text:style-name="T37">:</text:span></text:p>
      <text:p text:style-name="P1"><text:s text:c="6"/><text:span text:style-name="T37">- </text:span><text:span text:style-name="T9">"8000:8000"</text:span></text:p>
      <text:p text:style-name="P1"><text:span text:style-name="T8"><text:s text:c="4"/></text:span><text:span text:style-name="T7">depends_on</text:span><text:span text:style-name="T37">:</text:span></text:p>
      <text:p text:style-name="P1"><text:s text:c="6"/><text:span text:style-name="T37">- postgres</text:span></text:p>
      <text:p text:style-name="P1"><text:s text:c="6"/><text:span text:style-name="T37">- mysql</text:span></text:p>
      <text:p text:style-name="P1"><text:s text:c="2"/><text:span text:style-name="T7">pgadmin</text:span><text:span text:style-name="T37">:</text:span></text:p>
      <text:p text:style-name="P1"><text:s text:c="4"/><text:span text:style-name="T7">image</text:span><text:span text:style-name="T37">: dpage/pgadmin4</text:span></text:p>
      <text:p text:style-name="P1"><text:s text:c="4"/><text:span text:style-name="T7">environment</text:span><text:span text:style-name="T37">:</text:span></text:p>
      <text:p text:style-name="P1"><text:s text:c="6"/><text:span text:style-name="T7">PGADMIN_DEFAULT_EMAIL</text:span><text:span text:style-name="T37">: pgadmin@mail.com</text:span></text:p>
      <text:p text:style-name="P1"><text:s text:c="6"/><text:span text:style-name="T7">PGADMIN_DEFAULT_PASSWORD</text:span><text:span text:style-name="T37">: pgadmin</text:span></text:p>
      <text:p text:style-name="P1"><text:s text:c="4"/><text:span text:style-name="T7">volumes</text:span><text:span text:style-name="T37">:</text:span></text:p>
      <text:p text:style-name="P1"><text:s text:c="6"/><text:span text:style-name="T37">- /data/pgadmin:/root/.pgadmin</text:span></text:p>
      <text:p text:style-name="P1"><text:s text:c="4"/><text:span text:style-name="T7">ports</text:span><text:span text:style-name="T37">:</text:span></text:p>
      <text:p text:style-name="P1"><text:s text:c="6"/><text:span text:style-name="T37">- </text:span><text:span text:style-name="T9">"5050:80"</text:span></text:p>
      <text:p text:style-name="P1"><text:span text:style-name="T8"><text:s text:c="4"/></text:span><text:span text:style-name="T7">depends_on</text:span><text:span text:style-name="T37">:</text:span></text:p>
      <text:p text:style-name="P1"><text:s text:c="6"/><text:span text:style-name="T37">- postgres</text:span></text:p>
      <text:p text:style-name="P1"><text:s text:c="4"/><text:span text:style-name="T7">restart</text:span><text:span text:style-name="T37">: unless-stopped</text:span></text:p>
      <text:p text:style-name="P1">** <text:span text:style-name="T13">Don’t forget to include “</text:span><text:span text:style-name="T7">version</text:span><text:span text:style-name="T10">: </text:span><text:span text:style-name="T9">"3"</text:span><text:span text:style-name="T13">”</text:span></text:p>
      <text:p text:style-name="P9"/>
      <text:p text:style-name="P5"/>
      <text:p text:style-name="P1"/>
      <text:p text:style-name="P1">As you can see here I have created four <text:span text:style-name="T2">containers</text:span> (<text:span text:style-name="T2">services</text:span>).</text:p>
      <text:p text:style-name="P1"/>
      <text:p text:style-name="P1">1. <text:span text:style-name="T2">postgres</text:span></text:p>
      <text:p text:style-name="P1">2. <text:span text:style-name="T2">mysql</text:span></text:p>
      <text:p text:style-name="P1">3. <text:span text:style-name="T2">django</text:span></text:p>
      <text:p text:style-name="P1">4. <text:span text:style-name="T3">pgadmin</text:span></text:p>
      <text:p text:style-name="P1"/>
      <text:p text:style-name="P1">Inside <text:span text:style-name="T2">settings.py</text:span> ( django ):</text:p>
      <text:p text:style-name="P1"/>
      <text:p text:style-name="P1">DATABASES = {</text:p>
      <text:p text:style-name="P1"><text:s text:c="4"/><text:span text:style-name="T9">'default'</text:span><text:span text:style-name="T37">: {</text:span></text:p>
      <text:p text:style-name="P1"><text:s text:c="12"/><text:span text:style-name="T9">'ENGINE'</text:span><text:span text:style-name="T37">: </text:span><text:span text:style-name="T9">'django.db.backends.mysql'</text:span><text:span text:style-name="T6">,</text:span></text:p>
      <text:p text:style-name="P1"><text:span text:style-name="T4"><text:s text:c="12"/></text:span><text:span text:style-name="T9">'NAME'</text:span><text:span text:style-name="T37">: </text:span><text:span text:style-name="T9">'dockerdb'</text:span><text:span text:style-name="T6">,</text:span></text:p>
      <text:p text:style-name="P1"><text:soft-page-break/><text:span text:style-name="T4"><text:s text:c="12"/></text:span><text:span text:style-name="T9">'USER'</text:span><text:span text:style-name="T37">: </text:span><text:span text:style-name="T9">'root'</text:span><text:span text:style-name="T6">,</text:span></text:p>
      <text:p text:style-name="P1"><text:span text:style-name="T4"><text:s text:c="12"/></text:span><text:span text:style-name="T9">'PASSWORD'</text:span><text:span text:style-name="T37">: </text:span><text:span text:style-name="T9">'root'</text:span><text:span text:style-name="T6">,</text:span></text:p>
      <text:p text:style-name="P1"><text:span text:style-name="T4"><text:s text:c="12"/></text:span><text:span text:style-name="T9">'HOST'</text:span><text:span text:style-name="T37">: </text:span><text:span text:style-name="T9">'mysql'</text:span><text:span text:style-name="T6">, <text:s/></text:span><text:span text:style-name="T15"># service name which is mention in the docker-compose.yml</text:span></text:p>
      <text:p text:style-name="P1"><text:span text:style-name="T14"><text:s text:c="12"/></text:span><text:span text:style-name="T9">'PORT'</text:span><text:span text:style-name="T37">: </text:span><text:span text:style-name="T9">'3306'</text:span><text:span text:style-name="T6">,</text:span></text:p>
      <text:p text:style-name="P1"><text:span text:style-name="T4"><text:s text:c="12"/></text:span><text:span text:style-name="T37">}</text:span><text:span text:style-name="T6">,</text:span></text:p>
      <text:p text:style-name="P1"><text:span text:style-name="T4"><text:s text:c="4"/></text:span><text:span text:style-name="T9">'postgres'</text:span><text:span text:style-name="T37">: </text:span><text:bookmark-start text:name="__DdeLink__1105_632234802"/><text:span text:style-name="T37">{</text:span></text:p>
      <text:p text:style-name="P1"><text:s text:c="8"/><text:span text:style-name="T9">'ENGINE'</text:span><text:span text:style-name="T37">: </text:span><text:span text:style-name="T9">'django.db.backends.postgresql'</text:span><text:span text:style-name="T6">,</text:span></text:p>
      <text:p text:style-name="P1"><text:span text:style-name="T4"><text:s text:c="8"/></text:span><text:span text:style-name="T9">'NAME'</text:span><text:span text:style-name="T37">: </text:span><text:span text:style-name="T9">'test_db'</text:span><text:span text:style-name="T6">,</text:span></text:p>
      <text:p text:style-name="P1"><text:span text:style-name="T4"><text:s text:c="8"/></text:span><text:span text:style-name="T9">'USER'</text:span><text:span text:style-name="T37">: </text:span><text:span text:style-name="T9">'admin'</text:span><text:span text:style-name="T6">,</text:span></text:p>
      <text:p text:style-name="P1"><text:span text:style-name="T4"><text:s text:c="8"/></text:span><text:span text:style-name="T9">'PASSWORD'</text:span><text:span text:style-name="T37">: </text:span><text:span text:style-name="T9">'admin#123'</text:span><text:span text:style-name="T6">,</text:span></text:p>
      <text:p text:style-name="P1"><text:span text:style-name="T4"><text:s text:c="8"/></text:span><text:span text:style-name="T9">'HOST'</text:span><text:span text:style-name="T37">: </text:span><text:span text:style-name="T9">'postgres'</text:span><text:span text:style-name="T6">, <text:s/></text:span><text:span text:style-name="T15"># service name which is mention in the docker-compose.yml</text:span></text:p>
      <text:p text:style-name="P1"><text:span text:style-name="T14"><text:s text:c="8"/></text:span><text:span text:style-name="T9">'PORT'</text:span><text:span text:style-name="T37">: </text:span><text:span text:style-name="T9">'5432'</text:span></text:p>
      <text:p text:style-name="P1"><text:span text:style-name="T8"><text:s text:c="8"/></text:span><text:span text:style-name="T37">}</text:span><text:span text:style-name="T6">,</text:span><text:bookmark-end text:name="__DdeLink__1105_632234802"/></text:p>
      <text:p text:style-name="P1">}</text:p>
      <text:p text:style-name="P1">** <text:span text:style-name="T13">Don’t forget to include “</text:span><text:span text:style-name="T12">DATABASES = {</text:span><text:span text:style-name="T13">”</text:span></text:p>
      <text:p text:style-name="P1"/>
      <text:p text:style-name="P9"/>
      <text:p text:style-name="P5"/>
      <text:p text:style-name="P1"/>
      <text:p text:style-name="Standard"><text:span text:style-name="T29">$ sudo </text:span><text:span text:style-name="Source_20_Text"><text:span text:style-name="T34">dos2unix entrypoint.sh</text:span></text:span></text:p>
      <text:p text:style-name="P1"/>
      <text:p text:style-name="P1">=&gt; <text:span text:style-name="T17">If you have the following error when you run “docker-compose up”: standard_init_linux.go:178: exec user process caused "no such file or directory"</text:span></text:p>
      <text:p text:style-name="P1"/>
      <text:p text:style-name="P1"/>
      <text:p text:style-name="P1">To <text:span text:style-name="T2">build</text:span> and <text:span text:style-name="T2">run</text:span> the application follow these step:-</text:p>
      <text:p text:style-name="P1"/>
      <text:p text:style-name="P2">$ <text:span text:style-name="T24">sudo </text:span>docker-<text:span text:style-name="T16">compose</text:span> build</text:p>
      <text:p text:style-name="P1"/>
      <text:p text:style-name="P1">=&gt; <text:s/><text:span text:style-name="T18">Go to the directory where your docker file is and run the command </text:span><text:span text:style-name="T17">to build the list of container which is included in the </text:span><text:span text:style-name="T19">docker-compose.yml.</text:span></text:p>
      <text:p text:style-name="P1"/>
      <text:p text:style-name="P1"/>
      <text:p text:style-name="P2">$ <text:span text:style-name="T24">sudo </text:span>docker-<text:span text:style-name="T16">compose</text:span> up</text:p>
      <text:p text:style-name="P1"/>
      <text:p text:style-name="P1">=&gt; <text:s/><text:span text:style-name="T18">Go to the directory where your docker file is and run the command </text:span><text:span text:style-name="T20">to </text:span><text:span text:style-name="T17">run those containers which is mention in the docker-compose.yml.</text:span></text:p>
      <text:p text:style-name="P1"/>
      <text:p text:style-name="P1">You could face few problems related to database.</text:p>
      <text:p text:style-name="P1"/>
      <text:p text:style-name="P1">1. <text:s/>You may have to run makemigration and migrate. <text:span text:style-name="T22">To do that open a seperate terminal while your docker container running and run these commands.</text:span></text:p>
      <text:p text:style-name="P1"/>
      <text:p text:style-name="P2">$ sudo docker-compose <text:span text:style-name="T28">exec</text:span> django python3 manage.py makemigrations</text:p>
      <text:p text:style-name="P2">$ sudo <text:s/>docker-compose <text:span text:style-name="T28">exec</text:span> django python3 manage.py migrate</text:p>
      <text:p text:style-name="P1"/>
      <text:p text:style-name="P9"/>
      <text:p text:style-name="P5"/>
      <text:p text:style-name="P1"><text:soft-page-break/></text:p>
      <text:p text:style-name="P1">Pgadmin4: <text:span text:style-name="T27">To setup pgadmin4 follow this steps.</text:span></text:p>
      <text:p text:style-name="Standard"><text:span text:style-name="T30">Url:</text:span><text:span text:style-name="T31"> </text:span><text:a xlink:type="simple" xlink:href="http://127.0.0.1:5050/" text:style-name="Internet_20_link" text:visited-style-name="Visited_20_Internet_20_Link"><text:span text:style-name="T31">http://127.0.0.1:5050</text:span></text:a></text:p>
      <text:p text:style-name="Standard"><text:span text:style-name="T33">Email: </text:span><text:a xlink:type="simple" xlink:href="mailto:pgadmin@mail.com" text:style-name="Internet_20_link" text:visited-style-name="Visited_20_Internet_20_Link"><text:span text:style-name="T32">pgadmin@mail.com</text:span></text:a></text:p>
      <text:p text:style-name="P1"><text:span text:style-name="T25">password:</text:span><text:span text:style-name="T26"> pgadmin</text:span></text:p>
      <text:p text:style-name="P1"/>
      <text:p text:style-name="P1">After login you need to create a server with the following options:</text:p>
      <text:p text:style-name="P1">General:</text:p>
      <text:p text:style-name="P1"><text:span text:style-name="T26"><text:tab/></text:span><text:span text:style-name="T25">Name:</text:span><text:span text:style-name="T26"> test_server</text:span></text:p>
      <text:p text:style-name="P1">Connection:</text:p>
      <text:p text:style-name="P1"><text:span text:style-name="T26"><text:tab/></text:span><text:span text:style-name="T25">host:</text:span><text:span text:style-name="T26"> postgres (name of the docker postgres service)</text:span></text:p>
      <text:p text:style-name="P1"><text:span text:style-name="T26"><text:tab/></text:span><text:span text:style-name="T25">port:</text:span><text:span text:style-name="T26"> 5432</text:span></text:p>
      <text:p text:style-name="P1"><text:span text:style-name="T26"><text:tab/></text:span><text:span text:style-name="T25">maintenance database:</text:span><text:span text:style-name="T26"> postgres</text:span></text:p>
      <text:p text:style-name="P1"><text:span text:style-name="T26"><text:tab/></text:span><text:span text:style-name="T25">username:</text:span><text:span text:style-name="T26"> admin</text:span></text:p>
      <text:p text:style-name="P1"/>
      <text:p text:style-name="P9"/>
      <text:p text:style-name="P5"/>
      <text:p text:style-name="P1"/>
      <text:p text:style-name="P1">You will be fine if you are using mysql. But if you are using postgresql there you could face few problems.</text:p>
      <text:p text:style-name="P1"/>
      <text:p text:style-name="P1">For if you are using mysql workbench, then create a new connection using the host and port. Here database will be aumatically created. But for postgres you have to create the database, user and grant the permission manually. Then you can create a new server connection using the host and port if you are using pgadmin.</text:p>
      <text:p text:style-name="P1"/>
      <text:p text:style-name="P1">For postgres you may find these command usefull.</text:p>
      <text:p text:style-name="P1"/>
      <text:p text:style-name="P2">$ docker exec docker_demo-postgres psql -U postgres</text:p>
      <text:p text:style-name="P1"/>
      <text:p text:style-name="P1">=&gt; <text:s/><text:span text:style-name="T18">Go to the directory where your docker file is and run the command to </text:span><text:span text:style-name="T17">open psql console and run sql query to create user, database etc.</text:span></text:p>
      <text:p text:style-name="P1"/>
      <text:p text:style-name="P1">docker_demo-postgres : <text:span text:style-name="T17">postgresql service name and it is mention in the docker-compose.yml</text:span></text:p>
      <text:p text:style-name="P1">-U postgres : <text:span text:style-name="T20">user as postgres.</text:span></text:p>
      <text:p text:style-name="P1"/>
      <text:p text:style-name="Standard"><text:span text:style-name="T36">F</text:span><text:span text:style-name="T35">ollow this link to create database, user and grant permission: </text:span><text:a xlink:type="simple" xlink:href="https://www.digitalocean.com/community/tutorials/how-to-use-postgresql-with-your-django-application-on-ubuntu-16-04" text:style-name="Internet_20_link" text:visited-style-name="Visited_20_Internet_20_Link"><text:span text:style-name="T35">https://www.digitalocean.com/community/tutorials/how-to-use-postgresql-with-your-django-application-on-ubuntu-16-04</text:span></text:a></text:p>
      <text:p text:style-name="P1"/>
      <text:p text:style-name="P1"/>
      <text:p text:style-name="P1"/>
      <text:p text:style-name="P2">$ docker exec docker_demo-postgres pg_dump -h postgres -U postgres -Fc test_db &gt; test_db_backup.sql</text:p>
      <text:p text:style-name="P1"/>
      <text:p text:style-name="P1"><text:span text:style-name="T2">=&gt;</text:span> Go to the directory where your docker file is and run the command to dump your database or backup your database for postgresql.</text:p>
      <text:p text:style-name="P1"><text:soft-page-break/></text:p>
      <text:p text:style-name="P1"><text:span text:style-name="T2">docker_demo-postgres : </text:span><text:s/>Name of the docker container</text:p>
      <text:p text:style-name="P1"><text:span text:style-name="T2">-h</text:span> <text:span text:style-name="T2">postgres : </text:span>-h is host command and name of the service which is mention in the docker-compose.yml</text:p>
      <text:p text:style-name="P1">-U postgres : <text:span text:style-name="T17">-U is user(role) command and postgres is username or role.</text:span></text:p>
      <text:p text:style-name="P1">test_db : <text:span text:style-name="T17">test_db is the database name which I want to backup.</text:span></text:p>
      <text:p text:style-name="P1">test_db_backup.sql : <text:span text:style-name="T17">this is the dump sql file</text:span></text:p>
      <text:p text:style-name="P1"/>
      <text:p text:style-name="P1"/>
      <text:p text:style-name="P2">$ pg_restore -v -h 127.0.0.1 -p 5433 -U postgres -d test_db /var/www/html/demo-of-darty/Git/docker_demo/test_db_backup_3.sql</text:p>
      <text:p text:style-name="P1"/>
      <text:p text:style-name="P1">=&gt; <text:span text:style-name="T17">Go to the directory where </text:span><text:span text:style-name="T21">(</text:span><text:span text:style-name="T23">$ which pg_restore</text:span><text:span text:style-name="T21">)</text:span><text:span text:style-name="T17"> pg_restore is and run this command to restore data </text:span><text:span text:style-name="T21">in a perticular host and port running postgresql.</text:span></text:p>
      <text:p text:style-name="P1"/>
      <text:p text:style-name="P1"><text:span text:style-name="T23">-h 127.0.0.1 </text:span>-p 5433<text:span text:style-name="T23"> : </text:span><text:span text:style-name="T21">host and port is mention in the docker-compose.yml file.</text:span></text:p>
      <text:p text:style-name="P1"><text:span text:style-name="T23">-U postgres : </text:span><text:span text:style-name="T21">user as postgres ( a superuser ).</text:span></text:p>
      <text:p text:style-name="P1"><text:span text:style-name="T23">-d test_db : </text:span><text:span text:style-name="T21">test_db is the database where I want to restore the database.</text:span></text:p>
      <text:p text:style-name="P1"><text:span text:style-name="T23">/var/www/html/demo-of-darty/Git/docker_demo/test_db_backup_3.sql : </text:span><text:span text:style-name="T21">absolute path of sql file.</text:span></text:p>
      <text:p text:style-name="P6"/>
      <text:p text:style-name="P3"/>
      <text:p text:style-name="P1"/>
      <text:p text:style-name="P3">**stop all containers:**</text:p>
      <text:p text:style-name="P4">$ <text:span text:style-name="T39">sudo </text:span>docker kill $(<text:span text:style-name="T39">sudo </text:span>docker ps -q)</text:p>
      <text:p text:style-name="P3"/>
      <text:p text:style-name="P3">**remove all containers**</text:p>
      <text:p text:style-name="P4">$ <text:span text:style-name="T39">sudo </text:span>docker rm $(<text:span text:style-name="T39">sudo </text:span>docker ps -a -q)</text:p>
      <text:p text:style-name="P3"/>
      <text:p text:style-name="P3">**remove all docker images**</text:p>
      <text:p text:style-name="P4">$ <text:span text:style-name="T39">sudo </text:span>docker rmi $(<text:span text:style-name="T39">sudo </text:span>docker images -q)</text:p>
      <text:p text:style-name="P4"/>
      <text:p text:style-name="P7"/>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5:57:51.382079694</meta:creation-date>
    <meta:generator>LibreOffice/5.1.6.2$Linux_X86_64 LibreOffice_project/10m0$Build-2</meta:generator>
    <dc:date>2019-02-27T14:46:48.035261270</dc:date>
    <meta:editing-duration>PT2H16S</meta:editing-duration>
    <meta:editing-cycles>11</meta:editing-cycles>
    <meta:document-statistic meta:table-count="0" meta:image-count="0" meta:object-count="0" meta:page-count="5" meta:paragraph-count="148" meta:word-count="821" meta:character-count="6067" meta:non-whitespace-character-count="4999"/>
  </office:meta>
</office:document-meta>
</file>